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d710d"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0076f" style:font-style-asian="normal" style:font-style-complex="normal"/>
    </style:style>
    <style:style style:name="P4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style:font-style-asian="normal" style:font-style-complex="normal"/>
    </style:style>
    <style:style style:name="P4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26972d"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6972d" officeooo:paragraph-rsid="0026972d"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bac8"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972d" officeooo:paragraph-rsid="0026972d"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fo:color="#0000ff"/>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loext:graphic-properties draw:fill="solid" draw:fill-color="#eeeeee" draw:opacity="100%"/>
      <style:paragraph-properties fo:background-color="#eeeeee"/>
      <style:text-properties fo:language="ru" fo:country="RU"/>
    </style:style>
    <style:style style:name="P7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4" style:family="paragraph" style:parent-style-name="Text_20_body">
      <loext:graphic-properties draw:fill="solid" draw:fill-color="#eeeeee" draw:opacity="100%"/>
      <style:paragraph-properties fo:background-color="#eeeeee"/>
    </style:style>
    <style:style style:name="P75" style:family="paragraph" style:parent-style-name="First_20_line_20_indent">
      <loext:graphic-properties draw:fill="solid" draw:fill-color="#eeeeee" draw:opacity="100%"/>
      <style:paragraph-properties fo:background-color="#eeeeee"/>
      <style:text-properties fo:language="ru" fo:country="RU"/>
    </style:style>
    <style:style style:name="P7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7" style:family="paragraph" style:parent-style-name="Text_20_body">
      <style:paragraph-properties fo:margin-left="0in" fo:margin-right="0in" fo:text-align="justify" style:justify-single-word="false" fo:text-indent="0in" style:auto-text-indent="false"/>
    </style:style>
    <style:style style:name="P78" style:family="paragraph" style:parent-style-name="Text_20_body">
      <style:paragraph-properties fo:margin-left="0in" fo:margin-right="0in" fo:text-align="justify" style:justify-single-word="false" fo:text-indent="0in" style:auto-text-indent="false"/>
      <style:text-properties fo:color="#800000"/>
    </style:style>
    <style:style style:name="P79" style:family="paragraph" style:parent-style-name="Text_20_body">
      <style:paragraph-properties fo:margin-left="0in" fo:margin-right="0in" fo:text-align="center" style:justify-single-word="false" fo:text-indent="0in" style:auto-text-indent="false"/>
    </style:style>
    <style:style style:name="P8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8" style:family="paragraph" style:parent-style-name="Footnote">
      <style:text-properties fo:language="en" fo:country="US"/>
    </style:style>
    <style:style style:name="P89" style:family="paragraph" style:parent-style-name="Footnot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6972d" officeooo:paragraph-rsid="0026972d" style:font-style-asian="normal" style:font-style-complex="normal"/>
    </style:style>
    <style:style style:name="P10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81ad9" officeooo:paragraph-rsid="00281ad9"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972d" officeooo:paragraph-rsid="0026972d" style:font-style-asian="normal" style:font-style-complex="normal"/>
    </style:style>
    <style:style style:name="P10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Heading_20_2">
      <loext:graphic-properties draw:fill="solid" draw:fill-color="#eeeeee" draw:opacity="100%"/>
      <style:paragraph-properties fo:background-color="#eeeeee"/>
    </style:style>
    <style:style style:name="P110" style:family="paragraph" style:parent-style-name="Heading_20_2">
      <loext:graphic-properties draw:fill="solid" draw:fill-color="#eeeeee" draw:opacity="100%"/>
      <style:paragraph-properties fo:background-color="#eeeeee"/>
      <style:text-properties fo:language="ru" fo:country="RU"/>
    </style:style>
    <style:style style:name="P111" style:family="paragraph" style:parent-style-name="Heading_20_1">
      <loext:graphic-properties draw:fill="solid" draw:fill-color="#eeeeee" draw:opacity="100%"/>
      <style:paragraph-properties fo:background-color="#eeeeee"/>
    </style:style>
    <style:style style:name="P112" style:family="paragraph" style:parent-style-name="Heading_20_1">
      <style:paragraph-properties fo:margin-left="0in" fo:margin-right="0in" fo:text-align="center" style:justify-single-word="false" fo:text-indent="0.1965in" style:auto-text-indent="false"/>
    </style:style>
    <style:style style:name="P11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style:style style:name="T24" style:family="text">
      <style:text-properties officeooo:rsid="001d710d"/>
    </style:style>
    <style:style style:name="T25" style:family="text">
      <style:text-properties officeooo:rsid="001dca9e"/>
    </style:style>
    <style:style style:name="T26" style:family="text">
      <style:text-properties officeooo:rsid="002435c5"/>
    </style:style>
    <style:style style:name="T27" style:family="text">
      <style:text-properties officeooo:rsid="00281a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435189520381569919"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1033281521820716309" text:style-name="L2">
        <text:list-item>
          <text:p text:style-name="P99">«Великие грифоны прошлого» - из канона (5<text:span text:style-name="T5">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394646036158178643"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text:soft-page-break/>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5">RnD-</text:span><text:span text:style-name="T1">зоны</text:span><text:span text:style-name="T1"><text:note text:id="ftn3" text:note-class="footnote"><text:note-citation>3</text:note-citation><text:note-body><text:p text:style-name="P8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9"><text:span text:style-name="T5">&gt;\</text:span>Привет, Нексус. Это Макс.</text:p>
      <text:p text:style-name="P49"><text:span text:style-name="T5">&lt;\</text:span>Привет Макс. <text:span text:style-name="T1">Рад тебя видеть. Где ты отсутствовал три дня?</text:span></text:p>
      <text:p text:style-name="P49"><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9"><text:span text:style-name="T5">&gt;\</text:span>Как называется наш проект?</text:p>
      <text:p text:style-name="P49"><text:span text:style-name="T5">&lt;\</text:span>Дайсон.</text:p>
      <text:p text:style-name="P49"><text:span text:style-name="T5">&gt;\</text:span>Сколько тебе лет?</text:p>
      <text:p text:style-name="P49"><text:span text:style-name="T5">&lt;\</text:span>Два года с начала запуска кластера.</text:p>
      <text:p text:style-name="P49"><text:soft-page-break/><text:span text:style-name="T5">&gt;\</text:span>Какой сейчас год?</text:p>
      <text:p text:style-name="P49"><text:span text:style-name="T5">&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9"><text:span text:style-name="T5">&gt;\</text:span>Нексус, отключи память <text:span text:style-name="T1">заданий</text:span> за последнюю неделю.</text:p>
      <text:p text:style-name="P49"><text:span text:style-name="T5">&lt;\</text:span>Выполнено.</text:p>
      <text:p text:style-name="P49"><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9"><text:span text:style-name="T5">&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5">&lt;\</text:span><text:span text:style-name="T1">Выполняю задачу</text:span>...</text:p>
      <text:p text:style-name="P50"><text:span text:style-name="T5">&lt;\</text:span>...</text:p>
      <text:p text:style-name="P50"><text:span text:style-name="T5">&lt;\</text:span>Решение:</text:p>
      <text:p text:style-name="P50"><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9"><text:span text:style-name="T5">&gt;</text:span>\Нексус, почему ты используешь жёсткие настройки <text:span text:style-name="T1">для решения задачи</text:span>?</text:p>
      <text:p text:style-name="P49"><text:span text:style-name="T5">&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9"><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33">Ага, уже теплее.</text:p>
      <text:p text:style-name="P33"/>
      <text:p text:style-name="P49"><text:span text:style-name="T5">&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5">–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5">.</text:span></text:p>
      <text:p text:style-name="P55">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8">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8">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2">Музыка быстрая, тревожная, надорваная и печальная (Pet Shop Boys “So Hard” ?)</text:p>
      <text:p text:style-name="P25"/>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7">верх</text:span>…</text:p>
      <text:p text:style-name="P5"><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9">Спи, сестра моя родная,<text:line-break/>Спи. Усни.<text:line-break/>Крыльями тебя укрою,<text:line-break/>Спи. Усни.</text:p><text:p text:style-name="P89"><text:tab/>В чаще тёмной волки воют,<text:line-break/>Спи. Усни.</text:p><text:p text:style-name="P89"><text:tab/>В мрачном замке духи ноют,<text:line-break/>Спи. Усни.</text:p><text:p text:style-name="P89"><text:tab/>Сказки вечность нам читает,<text:line-break/>Спи. Усни.<text:line-break/>День осенний угасает,<text:line-break/>Спи. Усни.<text:line-break/>Помни только в сне глубоком,</text:p><text:p text:style-name="P89"><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3">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3"/>
      <text:p text:style-name="P19">Глава IV. Пределы магии</text:p>
      <text:p text:style-name="P18"/>
      <text:p text:style-name="P19">Вашему покорному слуге известны четыре предела магии: </text:p>
      <text:list xml:id="list8825919028445255835"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8">– <text:span text:style-name="T1">Восемь, о учитель!</text:span></text:p><text:p text:style-name="P88">–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5">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1"><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1"><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3">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9"><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6">– Так, я попрошу! – перебила меня венценосная кобыла. – Давай, ты не будешь лезть в мои дела, а я </text:span><text:soft-page-break/><text:span text:style-name="T6">не буду</text:span><text:span text:style-name="T4">… эээ… ммм…</text:span></text:p>
      <text:p text:style-name="P37">– Не будешь что?</text:p>
      <text:p text:style-name="P43">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6">***</text:p>
      <text:p text:style-name="P46"/>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text:span text:style-name="T25">Всё равно н</text:span>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8">–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text:span text:style-name="T24">Это то, что описал Стар Свирл. Исход магии.</text:span></text:p>
      <text:p text:style-name="P37">Я посмотрел на аликорницу. Та старательно делала вид, что интересуется состоянием лака на копыте.</text:p>
      <text:p text:style-name="P38">– <text:span text:style-name="T24">То есть, вы почувствовали ослабление своих магических способностей, и решили, что миру приходит конец?</text:span></text:p>
      <text:p text:style-name="P39">– <text:span text:style-name="T24">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span></text:p>
      <text:p text:style-name="P37">–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text:span text:style-name="T24">некоторое время лежала, уставившись в точку перед собой.</text:span>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text:span><text:soft-page-break/><text:span text:style-name="T1">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text:span text:style-name="T26">большинстве аспектов нашего бытия.</text:span></text:p>
      <text:p text:style-name="P47"/>
      <text:p text:style-name="P47">Наружная дверь заскрипела, после чего коридор наполнился топотом и шумом множества голосов.</text:p>
      <text:p text:style-name="P42">Аликорница вскочила и с загнанным видом стала носиться по читальному залу.</text:p>
      <text:p text:style-name="P102">– <text:s/>Кентаврячьи яйца! Они нашли меня!</text:p>
      <text:p text:style-name="P10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text:s/></text:p>
      <text:p text:style-name="P48">&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43"/>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3"/>
      <text:p text:style-name="P43"/>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text:soft-page-break/>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oft-page-break/><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09"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text:soft-page-break/>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oft-page-break/><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9"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text:soft-page-break/>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09"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oft-page-break/><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text:soft-page-break/>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text:soft-page-break/>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09"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0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text:soft-page-break/>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oft-page-break/><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9" text:outline-level="2">В библиотеке замка Селестии</text:h>
      <text:p text:style-name="P74"/>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text:soft-page-break/>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1">–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9" text:outline-level="2"><text:soft-page-break/>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text:soft-page-break/>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text:soft-page-break/>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0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text:soft-page-break/>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text:soft-page-break/>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9"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text:soft-page-break/>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9" text:outline-level="2">Сон Макса</text:h>
      <text:p text:style-name="P74"/>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oft-page-break/><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11">Как возникли пегасы и единороги.</text:span></text:p>
      <text:p text:style-name="P2"><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0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oft-page-break/><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text:soft-page-break/>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0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text:soft-page-break/></text:p>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oft-page-break/><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0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oft-page-break/><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0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text:soft-page-break/></text:p>
      <text:h text:style-name="P109"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text:soft-page-break/>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09"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oft-page-break/><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9" text:outline-level="2">Поиск решения</text:h>
      <text:p text:style-name="P74"/>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text:soft-page-break/>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oft-page-break/><text:span text:style-name="T11">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0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oft-page-break/><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text:soft-page-break/>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0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oft-page-break/><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9" text:outline-level="2">След?</text:h>
      <text:p text:style-name="P74"/>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text:soft-page-break/>–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9"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5">– </text:span>Ну хорошо. Убедила. В конце-концов, можем поступить так. Вы с Флатти вернётесь обратно а я продолжу поиски здесь.</text:p>
      <text:p text:style-name="P5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5">– </text:span>Вы можете связываться со мной раз в месяц по коридору.</text:p>
      <text:p text:style-name="P59"><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oft-page-break/><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5">– </text:span>Конечно оставаться. Кто ещё, кроме нас, может найти её?</text:p>
      <text:p text:style-name="P59"><text:span text:style-name="T5">– </text:span>Я думал, ты не сможешь оставить Энджела и всех остальных надолго.</text:p>
      <text:p text:style-name="P5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5">– </text:span>Извини, Флаттершай, забылся.</text:p>
      <text:p text:style-name="P64"><text:span text:style-name="T5">– </text:span>Та ладно, я ж не против, – возразила Эпплджек. – Не парься, Флатти. Было б хуже, если б он <text:s/>назвал меня Эпплджек на людях.</text:p>
      <text:p text:style-name="P64"><text:span text:style-name="T5">– </text:span>Ты так... – запнулась Флаттершай. – Так быстро забыла свою ферму. И...</text:p>
      <text:p text:style-name="P6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5">– </text:span>Как ты можешь так говорить? – расплакалась Флаттершай.</text:p>
      <text:p text:style-name="P64"><text:span text:style-name="T5">– </text:span>Эй, девушки, не ссорьтесь! Мы — одна команда! И надеюсь, останемся ею и в дальнейшем. </text:p>
      <text:list xml:id="list7318313191485644120" text:style-name="L5">
        <text:list-header>
          <text:p text:style-name="P10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pan text:style-name="T5">– </text:span>А если нет? – Эпплджек смотрела мне мне прямо в глаза.</text:p>
      <text:list xml:id="list194956591792860" text:continue-numbering="true" text:style-name="L5">
        <text:list-header>
          <text:p text:style-name="P105">Я молча пожал плечами. Эпплджек уверенно продолжила.</text:p>
        </text:list-header>
      </text:list>
      <text:p text:style-name="P6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5">– </text:span>Спасибо, ЭйДжей.</text:p>
      <text:p text:style-name="P6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4956524863274" text:continue-numbering="true" text:style-name="L5">
        <text:list-header>
          <text:p text:style-name="P105">Флаттершай пробормотала нечто, показавшееся мне знакомым.</text:p>
        </text:list-header>
      </text:list>
      <text:p text:style-name="P64"><text:span text:style-name="T5">– </text:span>Флатти, ты что-то сказала? Я не расслышал.</text:p>
      <text:p text:style-name="P64"><text:span text:style-name="T5">– </text:span>Намерение Изменяет Реальность.</text:p>
      <text:p text:style-name="P64"><text:span text:style-name="T5">– </text:span>Эээ. А где ты слышала эту фразу, если не секрет?</text:p>
      <text:p text:style-name="P6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4957472322004" text:continue-numbering="true" text:style-name="L5">
        <text:list-header>
          <text:p text:style-name="P105">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5">– </text:span>Флатти, ЭйДжей, буду через час. Ждите!</text:p>
      <text:p text:style-name="P59"/>
      <text:h text:style-name="P110" text:outline-level="2"><text:soft-page-break/>Почти.</text:h>
      <text:p text:style-name="P72"/>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5">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10" text:outline-level="2">Дискорд</text:h>
      <text:p text:style-name="P74"/>
      <text:p text:style-name="P72">Девушки поспешно собирались, пока я растолковывал им задачу.</text:p>
      <text:p text:style-name="P7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5">– </text:span>Это тот твой приятель, который разбился с полгода назад? – спросила Эпплджек.</text:p>
      <text:p text:style-name="P72"><text:span text:style-name="T5">– </text:span>Да, это он.</text:p>
      <text:p text:style-name="P72"><text:span text:style-name="T5">– </text:span>А как мы попадём в его квартиру? Там сейчас кто-то живёт? – Флаттершай прыгала на одной ноге, натягивая кед.</text:p>
      <text:p text:style-name="P7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text:soft-page-break/>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5">– </text:span>Макс, что случилось? У нас проблемы?</text:p>
      <text:p text:style-name="P7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5">– </text:span>Так что, будем ломать дверь? – Эпплджек критически осмотрелась, подмечая бабулек на лавочке и зевак во внутреннем скверике.</text:p>
      <text:p text:style-name="P73"><text:span text:style-name="T5">– </text:span>Нет нужды. Лучше станьте-ка сзади меня так, чтобы заслонить от этих бабулек и от вооон той камеры наблюдения.</text:p>
      <text:list xml:id="list5688991393027190406" text:style-name="L6">
        <text:list-header>
          <text:p text:style-name="P10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0"><text:span text:style-name="T5">–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0"><text:span text:style-name="T5">– </text:span>Макс, тут окно разбито! И верёвка какая-то висит. – крикнула Флаттершай из кухни.</text:p>
      <text:p text:style-name="P90"><text:span text:style-name="T5">– </text:span>Оставь, Флатти, не сейчас! – отмахнулся я.</text:p>
      <text:p text:style-name="P96"><text:soft-page-break/>Лампочка питания на ноутбуке горела, <text:s/>но подключенный монитор оставался тёмным. Я постучал по пробелу, но безрезультатно.</text:p>
      <text:p text:style-name="P90"><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0"><text:span text:style-name="T5">– </text:span>Монитор выключен. – <text:s/>раздалось из угла. Кресло с высокой спинкой повернулось, открыв нашим взорам Дискорда. </text:p>
      <text:p text:style-name="P9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0">Он приподнял панамку, дурашливо здороваясь.</text:p>
      <text:p text:style-name="P90"><text:span text:style-name="T5">– </text:span>Оп-па! – пробормотала Эпплджек. – Нежданчик!</text:p>
      <text:p text:style-name="P90"><text:span text:style-name="T5">– </text:span>Ты, я вижу, времени не терял, – моя рука под прикрытием стола медленно тянулась к тяжёлой фарфоровой кружке, стоящей на краю.</text:p>
      <text:p text:style-name="P7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5">– </text:span>А почему ты вообще решил искать нас тут? – спросила Эпплджек. – Приехал бы домой. Мы б тебя чаем напоили.</text:p>
      <text:p text:style-name="P75"><text:span text:style-name="T5">– </text:span>Видишь ли, дорогая Эй-Джей, я с самого начала знал, где находится наша уважаемая принцесса, а времени в обрез, так что...</text:p>
      <text:p text:style-name="P80">В проёме дверей появилась Флаттершай.</text:p>
      <text:p text:style-name="P75"><text:span text:style-name="T5">– </text:span>С кем это вы тут разговариваете?</text:p>
      <text:list xml:id="list5697901725021335137" text:style-name="L7">
        <text:list-header>
          <text:p text:style-name="P11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0">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0">На лице Дискорда появилось удивлённо-мечтательное выражение и он вырубился.</text:p>
      <text:p text:style-name="P90"/>
      <text:h text:style-name="P109" text:outline-level="2">Селестия</text:h>
      <text:p text:style-name="P90"/>
      <text:p text:style-name="P90">Включенный монитор показал схематическое изображение Селестиии, </text:p>
      <text:p text:style-name="P91">&gt;\<text:span text:style-name="T1">Привет, Селестия. Это Макс. Как себя чувствуешь?</text:span></text:p>
      <text:p text:style-name="P91">&lt;\<text:span text:style-name="T1">Макс? МАКС??? МА-А-А-АКС!!! НАКОНЕЦ-ТО! КАК Я РАДА ТЕБЯ СЛЫШАТЬ! </text:span></text:p>
      <text:p text:style-name="P91">&gt;\<text:span text:style-name="T1">Я рад, что нашёл тебя, Тия.</text:span></text:p>
      <text:p text:style-name="P91"><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1">&gt;\<text:span text:style-name="T1">Тия, я сейчас подключу микрофон и колонки, и мы сможем общаться более удобно.</text:span></text:p>
      <text:p text:style-name="P90">…</text:p>
      <text:p text:style-name="P90">– Привет опять. Как ты меня слышишь?</text:p>
      <text:p text:style-name="P9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1">– <text:span text:style-name="T1">Могу себе представить. Как-то раз я провёл три часа камере сенсорной депривации. Мне не понравилось.</text:span></text:p>
      <text:p text:style-name="P90">– Эммм... Ваше Высочество, вы в порядке? Мы так рады, что наконец-то нашли Вас! – вклинилась в разговор Эпплджек.</text:p>
      <text:p text:style-name="P90">– Кто тут? Макс, кто ещё с тобой?</text:p>
      <text:p text:style-name="P91"><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1">– <text:span text:style-name="T1">Девочки? Я рада вас слышать. А Твайлайт нет рядом?</text:span></text:p>
      <text:p text:style-name="P9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0">При этих словах Дискорд замычал и задёргался. Эпплджек нахмурилась и проверила верёвки, привязывающие его к спинке стула.</text:p>
      <text:p text:style-name="P9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0">– Ноутбук — так называется место, где я нахожусь сейчас? А кто это мычит?</text:p>
      <text:p text:style-name="P9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0">– О, духи предков, но зачем??? Почему у него кляп во рту?</text:p>
      <text:p text:style-name="P90">– Мы связали его. Он нас предал. И тебя. И Эквестрию. Всех.</text:p>
      <text:p text:style-name="P90">При этих словах Эпплджек и Флаттершай непонимающе уставились на меня, а Дискорд протестующе замычал.</text:p>
      <text:p text:style-name="P90">Я начал рассказывать о своих догадках, и непонимающее выражение на лицах девушек сменилось удивлением.</text:p>
      <text:p text:style-name="P9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0">– А зачем тогда ты приложила его книгой? – непонимающе уставился я на неё.</text:p>
      <text:p text:style-name="P90">– Потому что ты напал на него. Я и подумала — тебе виднее. И подсобила.</text:p>
      <text:p text:style-name="P90">Флаттершай отрицающе мотнула головой.</text:p>
      <text:p text:style-name="P90">– Не может Дискорд быть предателем. Он мой друг.</text:p>
      <text:p text:style-name="P90">Дискорд благодарственно замычал и закивал головой.</text:p>
      <text:p text:style-name="P9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0">Дискорд завёл глаза на лоб и обречённо завыл.</text:p>
      <text:p text:style-name="P90"><text:soft-page-break/>– Макс, постой. Дай мне поговорить с ним. – сказала Селестия. – Не могу поверить, что Дискорд на такое пошёл.</text:p>
      <text:p text:style-name="P90">– Ну хорошо. Поговори. Послушаем, что он скажет.</text:p>
      <text:p text:style-name="P90">Я красноречиво покачал кулак перед его носом и вытащил кляп.</text:p>
      <text:p text:style-name="P90">...</text:p>
      <text:p text:style-name="P81">–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1">– Это я-то устраиваю цирк?!! ДА ТЫ НА СЕБЯ ПОСМОТРИ, КЛОУН!!! На людей кидаешься, чашками бросаешься, вон, мне нос разбил! Дерёшься...</text:p>
      <text:p text:style-name="P81">Я угрожающе поднёс тряпку к лицу Дискорда.</text:p>
      <text:p text:style-name="P81">– Ещё одно слово в таком тоне, и ты заткнёшься, а мы уйдём в Эквестрию без тебя!</text:p>
      <text:p text:style-name="P8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1">Дискорд демонстративно закрыл рот и посвистывая уставился в потолок.</text:p>
      <text:p text:style-name="P81">Разговор зашёл в тупик.</text:p>
      <text:p text:style-name="P84"/>
      <text:p text:style-name="P85">На мониторе высветился текст:</text:p>
      <text:p text:style-name="P8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5"/>
      <text:p text:style-name="P85">Из колонок послышался лёгкий шорох.</text:p>
      <text:p text:style-name="P81">– Дик, сейчас не время для ссор. – голос Селестии был мягким, но настойчивым. – Мы в одной лодке.</text:p>
      <text:p text:style-name="P81">– 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Макс хороший. Он просто не знал, что ты тоже хороший...</text:p>
      <text:p text:style-name="P81">У Дискорда покраснели уши и он засмущался и заворчал.</text:p>
      <text:p text:style-name="P8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1">Я пропустил «дятла» мимо ушей.</text:p>
      <text:p text:style-name="P8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2">***</text:p>
      <text:p text:style-name="P8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1">Потому разбрасываться такой возможностью не стоит. Если уж тебе повезло оказаться в новом мире — исследуй его сполна!..</text:p>
      <text:p text:style-name="P82">***</text:p>
      <text:p text:style-name="P87">&lt;<text:span text:style-name="T12">сюда можно вставить похождения Дискорда — вторая неопубликованная глава. Первая — секс с Селестией</text:span>&gt;</text:p>
      <text:p text:style-name="P82">***</text:p>
      <text:p text:style-name="P85">– Развяжите мне, наконец, руки! Или хотя бы одну. Плечами жестикулировать неудобно.... </text:p>
      <text:p text:style-name="P85">Я развязал Дискорду левую руку.</text:p>
      <text:p text:style-name="P8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5">Дискорд принялся разминать затёкшее запястье.</text:p>
      <text:p text:style-name="P8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5">– Какое письмо, Корди? – вскинулась до этого зачарованно слушавшая Дискорда Флаттершай.</text:p>
      <text:p text:style-name="P85">– Ну ваше же! Вы с Эпплджек написали мне о своих мытарствах тут. Вежливо так написали, спасибо...</text:p>
      <text:p text:style-name="P85">Флаттершай покрылась пунцовыми пятнами.</text:p>
      <text:p text:style-name="P85">– Я... Мы... – тут она совсем стушевалась.</text:p>
      <text:p text:style-name="P85">– Так а почему ты сказал, что никто не уйдёт в Эквестрию? – наконец перебила Дискорда скучавшая до этого Эпплджек.</text:p>
      <text:p text:style-name="P85">Дискорд уставился на неё долгим взглядом, а потом хлопнул себя по лбу.</text:p>
      <text:p text:style-name="P8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oft-page-break/><text:span text:style-name="T7">творческим отпуском)</text:span><text:span text:style-name="T5">&gt;</text:span></text:p>
      <text:p text:style-name="P85">– И что? – продолжила его мысль Эпплджек.</text:p>
      <text:p text:style-name="P85">–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5">– И?!! – до меня уже дошло, но Эпплджек продолжала тупить.</text:p>
      <text:p text:style-name="P85">– Короче, времени у нас осталось что-то около пятнадцати минут. Или около того. – заявил Дискорд, поднеся к глазам запястье с массивными часами.</text:p>
      <text:p text:style-name="P85">– СКОЛЬКО??? – воскликнули хором я и девушки.</text:p>
      <text:p text:style-name="P85">Дискорд открыл было рот, но его слова заглушил звонок в дверь.</text:p>
      <text:p text:style-name="P85">– ОТКРОЙТЕ, ПОЛИЦИЯ! Вам даётся полминуты, чтобы открыть дверь. Через тридцать секунд дверь будет выбита!</text:p>
      <text:p text:style-name="P8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5">Блядь!</text:p>
      <text:p text:style-name="P85">– На крышу, живо!!! Через окно на кухне! – зашипел Дискорд, отчаянно дёргая узлы свободной рукой.</text:p>
      <text:p text:style-name="P85">Эпплджек, одной рукой сгребя в охапку ноутбук, второй увлекая Флаттершай, кинулась на кухню.</text:p>
      <text:p text:style-name="P85">– А толку? Куда мы с крыши денемся? – спросил я растерянно. Дискорд только раздражённо зарычал в ответ.</text:p>
      <text:p text:style-name="P81">Дверь содрогнулась от мощного удара. Послышался стук падающей штукатурки. Я сломя голову кинулся на кухню.</text:p>
      <text:p text:style-name="P81">– Развяжи меня, идиот!!! – гаркнул вдогонку Дискорд.</text:p>
      <text:p text:style-name="P8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1">– Давай на крышу! Я догоню! – рявкнул он, освобождая вторую руку.</text:p>
      <text:p text:style-name="P81">От второго удара дверная коробка крякнула и наполовину въехала в коридор. </text:p>
      <text:p text:style-name="P8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1">Верёвка в кухонном окне дёргалась от движений лезущих по ней Флатти и Эпплджек. Я словил её рукой и стал на подоконник.</text:p>
      <text:p text:style-name="P81">Чёрт!</text:p>
      <text:p text:style-name="P8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1">Но нет, триста тысяч чертей, раз девушки смогли – я тоже смогу!</text:p>
      <text:p text:style-name="P8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1"><text:soft-page-break/>Я успел сократить расстояние до Эпплджек наполовину, когда девушки нашли решение.</text:p>
      <text:p text:style-name="P8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1">Я выдохнул.</text:p>
      <text:p text:style-name="P8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1">Чёрт! Чёрт! Чёрт! Чёрт!</text:p>
      <text:p text:style-name="P81">Бля!!!...</text:p>
      <text:p text:style-name="P81">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1"/>
      <text:h text:style-name="P109" text:outline-level="2">Назад, в Эквестрию</text:h>
      <text:p text:style-name="P81"/>
      <text:p text:style-name="P81">Долго паниковать не пришлось. </text:p>
      <text:p text:style-name="P81">Я почувствовал сильный рывок за шиворот и захват поперёк груди. </text:p>
      <text:p text:style-name="P81">– ОТПУСТИ ДЕВЧОНКУ!!! – загрохотало мне в ухо. Я открыл глаза.</text:p>
      <text:p text:style-name="P8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1">Я чуть поднял глаза и уставился в чешуйчатую морду дракона.</text:p>
      <text:p text:style-name="P81">– Отпусти Эпплджек. Я её держу. – повторил Дискорд. – Мне сбалансироваться надо. Вы не такие уж и лёгкие.</text:p>
      <text:p text:style-name="P8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1">Наконец это ему удалось, и дальнейший подъём на крышу происходил в молчании.</text:p>
      <text:p text:style-name="P8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text:soft-page-break/>выдержал.</text:p>
      <text:p text:style-name="P8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1">Флаттершай оторвала заплаканное лицо от моей ветровки.</text:p>
      <text:p text:style-name="P81">– Да-да, ты прав, Корди. Я готова.</text:p>
      <text:p text:style-name="P81">На длинной шее Дискорда разместились Эпплджек и Флаттершай. Я, для сохранения баланса, разместился позади крыльев.</text:p>
      <text:p text:style-name="P81">Дискорд расправил крылья и начал короткую пробежку к краю.</text:p>
      <text:p text:style-name="P8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1">И мы полетели навстречу закату.</text:p>
      <text:p text:style-name="P8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1">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1">– Пристегните ремни! – проревел Дискорд, резко ускоряясь. – Будет весело!!!</text:p>
      <text:p text:style-name="P8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1">– ЙУУУУУУУХХХУУУУУ!!! – заорал Дискорд, сложил крылья и врезался в шар.</text:p>
      <text:p text:style-name="P86">&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5">– </text:span><text:span text:style-name="T1">Демиург.</text:span></text:p>
      <text:p text:style-name="P59"><text:span text:style-name="T1">– </text:span>П-привет. Макс. <text:span text:style-name="T1">– в</text:span> смятении представился я.</text:p>
      <text:p text:style-name="P5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9">–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5">&lt;</text:span>упомянуть в эпизоде на Терре, что МЛП-сериал закрылся год назад<text:span text:style-name="T5">&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text:soft-page-break/>–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5">&lt;</text:span><text:span text:style-name="T13">чёрт</text:span><text:span text:style-name="T5">&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Я пожал плечами.</text:p>
      <text:p text:style-name="P66">– А по-другому я не могу объяснить их появление. К сожалению.</text:p>
      <text:p text:style-name="P9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2">– Хорошо. Уболтал. Кьютимарки беру на себя. Так и знал, что мне самое трудное достанется!</text:p>
      <text:p text:style-name="P9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2">Анакорн проследил мой взгляд.</text:p>
      <text:p text:style-name="P92">– Нечего так смотреть. Если я стану применять магию вместо ловкости, теряется весь смысл упражнения... О, глянь-ка на Эквус!</text:p>
      <text:p text:style-name="P92">И впрямь, было на что посмотреть. Уровень помех на модели Эквуса значительно снизился и сама она стала светиться ровным голубоватым светом.</text:p>
      <text:p text:style-name="P9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2"/>
      <text:p text:style-name="P94">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5"/>
      <text:p text:style-name="P9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4"/>
      <text:p text:style-name="P92">Я опять задумался. В голове было пусто. Хотя, если подумать с точки зрения программиста, можно... Наверное можно, раз все предыдущее прокатило...</text:p>
      <text:p text:style-name="P93">–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3">– Не понял? Это как? Как ты совместишь разрушенную магическими войнами Эквестрию с романтически-сексуальным раем для попаданцев?</text:p>
      <text:p text:style-name="P93"><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3">Анакорн долго мусолил карандаш, а потом вдруг заржал.</text:p>
      <text:p text:style-name="P93"><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3"><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3">Анакорн примирительно похлопал меня по плечу.</text:p>
      <text:p text:style-name="P93"><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3">Я подозрительно посмотрел на Анакорна.</text:p>
      <text:p text:style-name="P93"><text:span text:style-name="T5">– </text:span>Какой ещё, нафиг, «мой фанфик»? Я никакого фанфика не писал. И не собираюсь, вообще-то.</text:p>
      <text:p text:style-name="P93">Анакорн ехидно ухмыльнулся и откинулся в кресле, переплетя пальцы за затылком.</text:p>
      <text:p text:style-name="P93"><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2"><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2"><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2"><text:span text:style-name="T5">– </text:span>Факн щит<text:note text:id="ftn12" text:note-class="footnote"><text:note-citation>12</text:note-citation><text:note-body><text:p text:style-name="P8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2">Анакорн развёл руками.</text:p>
      <text:p text:style-name="P92"><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2">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4">–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1">Селестия кивнула, соглашаясь, и образ её начал меркнуть.</text:p>
      <text:p text:style-name="P86">– <text:span text:style-name="T1">Окей. Будь счастлив и... спасибо тебе за всё, Макс.</text:span></text:p>
      <text:p text:style-name="P81">…</text:p>
      <text:p text:style-name="P8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1">Он нахлобучил на себя невесть откуда взявшуюся двууголку.</text:p>
      <text:p text:style-name="P81">– Как вам это нравится, господа?! Дискорд — спаситель Эквестрии! А ведь звучит!!! Разрешите <text:soft-page-break/>откланяться!..</text:p>
      <text:p text:style-name="P81"/>
      <text:list xml:id="list6398526886086774070" text:style-name="L8">
        <text:list-header>
          <text:p text:style-name="P107">(<text:span text:style-name="T15">Луна — как повелительница снов, слышала разговор Макса с Анакорном</text:span>)</text:p>
          <text:p text:style-name="P108"/>
        </text:list-header>
      </text:list>
      <text:p text:style-name="P82">***</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9">Я опустил руку на шею Дэш и ощутил теплоту и лёгкое покалывание в пустоте.</text:p>
      <text:p text:style-name="P59"><text:span text:style-name="T5">–</text:span> Мне кажется, Дэш, <text:span text:style-name="T1">м</text:span>ы найдём способ связаться. Рано или поздно.</text:p>
      <text:p text:style-name="P59"><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09" text:outline-level="2">Земля</text:h>
      <text:p text:style-name="P62">Музыкальная тема из бегущего по лезвию бритвы — <text:span text:style-name="T5">Mission impossible</text:span></text:p>
      <text:p text:style-name="P63"><text:soft-page-break/>&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text:soft-page-break/>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6T19:49:55.638003041</dc:date>
    <meta:editing-duration>P40DT4H52M51S</meta:editing-duration>
    <meta:editing-cycles>1396</meta:editing-cycles>
    <meta:generator>LibreOffice/5.0.2.2$Linux_X86_64 LibreOffice_project/00m0$Build-2</meta:generator>
    <meta:document-statistic meta:table-count="0" meta:image-count="0" meta:object-count="0" meta:page-count="107" meta:paragraph-count="2224" meta:word-count="48857" meta:character-count="325255" meta:non-whitespace-character-count="276256"/>
  </office:meta>
</office:document-meta>
</file>